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e.one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.isSelected( Resource 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pare.setWhen( Comparison wh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are.setAgainst( Quantifier again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are.dieOnCircularReference( Stack stk , Project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are.add( ResourceComparato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re.createContro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